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6648" calcext:value-type="float">
            <text:p>74.5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1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9152" calcext:value-type="float">
            <text:p>70.9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2528" calcext:value-type="float">
            <text:p>68.2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7048" calcext:value-type="float">
            <text:p>66.2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806</text:p>
          </table:table-cell>
          <table:table-cell office:value-type="string" calcext:value-type="string">
            <text:p>TWDB:1013806</text:p>
          </table:table-cell>
          <table:table-cell office:value-type="string" calcext:value-type="string">
            <text:p>198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